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9pt" style:font-size-asian="9pt" style:font-size-complex="9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line-height="150%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Courier 10 Pitch" fo:font-size="9pt" style:font-size-asian="9pt" style:font-size-complex="9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>
        <style:tab-stops/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text-properties style:font-name="Times New Roman" fo:font-size="11pt" style:font-size-asian="11pt" style:font-size-complex="11pt"/>
    </style:style>
    <style:style style:name="P10" style:family="paragraph" style:parent-style-name="Standard">
      <style:text-properties style:font-name="Courier 10 Pitch" fo:font-size="9pt" style:font-size-asian="9pt" style:font-size-complex="9pt"/>
    </style:style>
    <style:style style:name="P11" style:family="paragraph" style:parent-style-name="Standard">
      <style:paragraph-properties fo:line-height="150%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line-height="100%"/>
      <style:text-properties fo:font-size="8pt" style:font-size-asian="7pt" style:font-size-complex="8pt"/>
    </style:style>
    <style:style style:name="P13" style:family="paragraph" style:parent-style-name="Preformatted_20_Text">
      <style:text-properties style:font-name="Courier 10 Pitch" fo:font-size="9pt" style:font-size-asian="9pt" style:font-size-complex="9pt"/>
    </style:style>
    <style:style style:name="T1" style:family="text">
      <style:text-properties style:font-name="Courier 10 Pitch" fo:font-size="9pt" style:font-size-asian="9pt" style:font-size-complex="9pt"/>
    </style:style>
    <style:style style:name="T2" style:family="text">
      <style:text-properties style:font-name="Courier 10 Pitch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fo:font-size="9pt" style:font-size-asian="9pt" style:font-size-complex="9pt"/>
    </style:style>
    <style:style style:name="T6" style:family="text">
      <style:text-properties style:font-name="Comic Sans MS"/>
    </style:style>
    <style:style style:name="T7" style:family="text">
      <style:text-properties fo:font-size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="Times New Roman" style:font-size-asian="9.60000038146973pt"/>
    </style:style>
    <style:style style:name="T10" style:family="text">
      <style:text-properties style:font-size-asian="11pt"/>
    </style:style>
    <style:style style:name="T11" style:family="text">
      <style:text-properties style:font-size-complex="11pt"/>
    </style:style>
    <style:style style:name="T12" style:family="text">
      <style:text-properties fo:font-style="italic"/>
    </style:style>
    <style:style style:name="T13" style:family="text">
      <style:text-properties style:font-style-asian="italic"/>
    </style:style>
    <style:style style:name="T14" style:family="text">
      <style:text-properties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iz: CRTP</text:p>
      <text:p text:style-name="Standard"/>
      <text:p text:style-name="P3">Студент ___________________________________________________________________ группы _____________</text:p>
      <text:p text:style-name="P3">Для заданий помеченных (WA) и (PA) возьмите отдельный лист</text:p>
      <text:p text:style-name="P3">Я подтверждаю что ответы ниже являются моими собственными и даны честно _______________________</text:p>
      <text:p text:style-name="P12"><text:s text:c="193"/>(число, подпись)</text:p>
      <text:p text:style-name="P2"/>
      <text:p text:style-name="P2">Внимательно изучите следующий код, вопросы ниже касаются в основном его особенностей. </text:p>
      <text:p text:style-name="P1"/>
      <text:p text:style-name="P1">#include &lt;cassert&gt; <text:s/></text:p>
      <text:p text:style-name="P1"><text:s/></text:p>
      <text:p text:style-name="P1">template &lt;typename T, typename U&gt; bool </text:p>
      <text:p text:style-name="P1">operator == (const T &amp;x, const U &amp;y) { </text:p>
      <text:p text:style-name="P1"><text:s text:c="2"/>return !(x &lt; y) &amp;&amp; !(y &lt; x); <text:s/></text:p>
      <text:p text:style-name="P1">} </text:p>
      <text:p text:style-name="P1"/>
      <text:p text:style-name="P1">template &lt;typename T, typename U&gt; bool </text:p>
      <text:p text:style-name="P1">operator != (const T &amp;x, const U &amp;y) { </text:p>
      <text:p text:style-name="P1"><text:s text:c="2"/>return !(x == y); <text:s/></text:p>
      <text:p text:style-name="P1">} </text:p>
      <text:p text:style-name="P1"><text:s text:c="2"/></text:p>
      <text:p text:style-name="P1">template &lt;typename T, typename U&gt;</text:p>
      <text:p text:style-name="P1">struct Pair {</text:p>
      <text:p text:style-name="P1"><text:s text:c="2"/>T m_x; </text:p>
      <text:p text:style-name="P1"><text:s text:c="2"/>U m_y;</text:p>
      <text:p text:style-name="P1"><text:s text:c="2"/>Pair (T x, U y = 0): m_x(x), m_y(y) {}</text:p>
      <text:p text:style-name="P1">};</text:p>
      <text:p text:style-name="P1"></text:p>
      <text:p text:style-name="P1">bool </text:p>
      <text:p text:style-name="P1">operator &lt; (const Pair&lt;int, int&gt; &amp;lhs, const Pair&lt;int, int&gt; &amp;rhs) {</text:p>
      <text:p text:style-name="P1"><text:s text:c="2"/>return (lhs.m_x &lt; rhs.m_x) || ((lhs.m_x == rhs.m_x) &amp;&amp; (lhs.m_y &lt; rhs.m_y));</text:p>
      <text:p text:style-name="P1">}</text:p>
      <text:p text:style-name="P1"></text:p>
      <text:p text:style-name="P1">int </text:p>
      <text:p text:style-name="P1">main (void) {</text:p>
      <text:p text:style-name="P1"><text:s text:c="2"/>Pair&lt;int, int&gt; a (2);</text:p>
      <text:p text:style-name="P1"><text:s text:c="2"/>Pair&lt;int, int&gt; b (2, 1);</text:p>
      <text:p text:style-name="P1"><text:s text:c="2"/>int c = 2, d = 2; </text:p>
      <text:p text:style-name="P1"><text:s text:c="2"/>/* 1 */ assert (b != a); <text:s/></text:p>
      <text:p text:style-name="P1"><text:s text:c="2"/>/* 2 */ assert (c == d); </text:p>
      <text:p text:style-name="P1"><text:s text:c="2"/>/* 3 */ assert (a == c); </text:p>
      <text:p text:style-name="P1"><text:s text:c="2"/>/* 4 */ assert (d == b); </text:p>
      <text:p text:style-name="P1"><text:s text:c="2"/>return 0; </text:p>
      <text:p text:style-name="P1">} </text:p>
      <text:p text:style-name="P1"/>
      <text:p text:style-name="P2">Везде ниже предполагается, что все asserts включены. </text:p>
      <text:p text:style-name="P2"/>
      <text:p text:style-name="P2">Q1: Охарактеризуйте как будет скомпилирован и исполнен этот код: </text:p>
      <text:p text:style-name="P2"/>
      <text:p text:style-name="P2">1) cкомпилирован и исполнен без проблем </text:p>
      <text:p text:style-name="P2">2) ошибка компиляции </text:p>
      <text:p text:style-name="P2">3) assertion failure</text:p>
      <text:p text:style-name="P2">4) run-time error </text:p>
      <text:p text:style-name="P2"/>
      <text:p text:style-name="P2">Q2 (PA): Напишите реализацию <text:span text:style-name="T2">&lt;T, U&gt; operator &gt;</text:span> так, чтобы прошли следующие проверки: </text:p>
      <text:p text:style-name="P2"/>
      <text:p text:style-name="P1">assert (b &gt; a); </text:p>
      <text:p text:style-name="P1">assert (!(c &gt; a));</text:p>
      <text:p text:style-name="P1">assert (a &gt; Pair&lt;int, int&gt; (1, 3));</text:p>
      <text:p text:style-name="P2"/>
      <text:p text:style-name="P2">Q3: (PA) Напишите перегрузку <text:span text:style-name="T1">&lt;T, U&gt;operator !=</text:span> для <text:span text:style-name="T1">T = U = Pair&lt;int, int&gt;</text:span> и его специализацию для <text:span text:style-name="T1">T = U = Pair&lt;int, int&gt;</text:span></text:p>
      <text:p text:style-name="P2">Какая версия – перегрузка или специализация вызовется для проверки (1)?</text:p>
      <text:p text:style-name="P2"><text:soft-page-break/></text:p>
      <text:p text:style-name="P2">Q4: Сколько раз (до завершения программы или первой ошибки) вызовется шаблонная </text:p>
      <text:p text:style-name="P2">функция <text:span text:style-name="T1">operator ==</text:span> ? <text:s/>Будьте внимательны к вложенным вызовам.</text:p>
      <text:p text:style-name="P2">1) ни разу, программа не скомпилируется </text:p>
      <text:p text:style-name="P2">2) дважды </text:p>
      <text:p text:style-name="P2">3) трижды </text:p>
      <text:p text:style-name="P2">4) четырежды </text:p>
      <text:p text:style-name="P2">5) более четырех раз </text:p>
      <text:p text:style-name="P2"/>
      <text:p text:style-name="P2">Q5 (PA): Напишите определение структуры Triple и оператора &lt; для неё, чтобы (при неизменных обобщенных операторах сравнения) прошли следующие проверки: </text:p>
      <text:p text:style-name="P2"/>
      <text:p text:style-name="P1">Triple &lt;int, int, int&gt; e (2, 0, 0); </text:p>
      <text:p text:style-name="P1">Triple &lt;int, int, int&gt; f (2, 0, 0); </text:p>
      <text:p text:style-name="P1">assert (e == f); </text:p>
      <text:p text:style-name="P1">assert (2 == e); </text:p>
      <text:p text:style-name="P1">assert (Triple &lt;int, int, int&gt; (2, 1, 0) != e);</text:p>
      <text:p text:style-name="P1">assert (Triple &lt;int, int, int&gt; (2, 0, 1) != f);</text:p>
      <text:p text:style-name="P1"/>
      <text:p text:style-name="P2">Q6: Студент Шустрый решил внести оператор &lt; внутрь класса Pair следующим </text:p>
      <text:p text:style-name="P2">образом: </text:p>
      <text:p text:style-name="Standard"/>
      <text:p text:style-name="P1">template &lt;typename T, typename U&gt;</text:p>
      <text:p text:style-name="P1">struct Pair { </text:p>
      <text:p text:style-name="P1"><text:s text:c="2"/>T m_x;</text:p>
      <text:p text:style-name="P1"><text:s text:c="2"/>U m_y;</text:p>
      <text:p text:style-name="P1"><text:s text:c="2"/>Pair (T x, U y = 0): m_x(x), m_y(y) {}</text:p>
      <text:p text:style-name="P1"/>
      <text:p text:style-name="P1"><text:s text:c="2"/>template &lt;typename T1, typename T2&gt;</text:p>
      <text:p text:style-name="P1"><text:s text:c="2"/>bool operator &lt; (const Pair&lt;T1, T2&gt; &amp;rhs) </text:p>
      <text:p text:style-name="P1"><text:s text:c="2"/>{ </text:p>
      <text:p text:style-name="P1"><text:s text:c="4"/>return (m_x &lt; rhs.m_x) || ((m_x == rhs.m_x) &amp;&amp; (m_y &lt; rhs.m_y)); </text:p>
      <text:p text:style-name="P1"><text:s text:c="2"/>} </text:p>
      <text:p text:style-name="P1">}; <text:s/></text:p>
      <text:p text:style-name="P1"/>
      <text:p text:style-name="P2">Это приведет к: </text:p>
      <text:p text:style-name="P2">1) ошибке компиляции </text:p>
      <text:p text:style-name="P2">2) появлению новых assertion failures</text:p>
      <text:p text:style-name="P2">3) run-time error </text:p>
      <text:p text:style-name="P2">4) ничего не изменится.</text:p>
      <text:p text:style-name="P2"/>
      <text:p text:style-name="P2">Q7: При попытке специализировать оператор из Q6, студент Неосмотрительный наткнулся на непонятную ошибку: </text:p>
      <text:p text:style-name="Standard"/>
      <text:p text:style-name="P1">template &lt;&gt; bool Pair&lt;char *, int&gt; :: operator &lt; (const Pair&lt;char *, int&gt; &amp;rhs)</text:p>
      <text:p text:style-name="P1">{</text:p>
      <text:p text:style-name="P1"><text:s text:c="2"/>/* some nontrivial body goes here – strcmp, etc. */ </text:p>
      <text:p text:style-name="P1">}</text:p>
      <text:p text:style-name="P1"/>
      <text:p text:style-name="P9">Компилятор на это говорит:</text:p>
      <text:p text:style-name="P1"/>
      <text:p text:style-name="P1">template-id ‘operator &lt; &lt;&gt;’ for ‘bool Pair&lt;char*, int&gt;::operator &lt;(const Pair&lt;char*, int&gt;&amp;)’ does not match any template declaration</text:p>
      <text:p text:style-name="P8"/>
      <text:p text:style-name="P2">Суть этой ошибки в том, что: </text:p>
      <text:p text:style-name="P2">1) полная специализация класса в этой точке невозможна</text:p>
      <text:p text:style-name="P2">2) список параметров не соответствует исходному</text:p>
      <text:p text:style-name="P2">3) <text:span text:style-name="T1">template &lt;&gt; </text:span><text:span text:style-name="T9">указан недостаточно раз для всех специализаций</text:span></text:p>
      <text:p text:style-name="P2">4) T1 и T2 совпали с T и U, что приводит к неоднозначности</text:p>
      <text:p text:style-name="P2"/>
      <text:p text:style-name="P1"/>
      <text:p text:style-name="P1"/>
      <text:p text:style-name="P2"><text:soft-page-break/>Q8: Профессор Вальяжный предлагает заменить явный шаблонный полиморфизм на CRTP: </text:p>
      <text:p text:style-name="P2"/>
      <text:p text:style-name="P1">template &lt;typename T&gt; struct OperatorMixin {}; </text:p>
      <text:p text:style-name="P1"/>
      <text:p text:style-name="P1">template &lt;typename T&gt; bool </text:p>
      <text:p text:style-name="P1">operator == (const OperatorMixin&lt;T&gt;&amp; lhs, const OperatorMixin&lt;T&gt;&amp; rhs) </text:p>
      <text:p text:style-name="P1">{ </text:p>
      <text:p text:style-name="P1"><text:s text:c="4"/>const T&amp; d1 = static_cast&lt;const T&amp;&gt; (lhs); </text:p>
      <text:p text:style-name="P1"><text:s text:c="4"/>const T&amp; d2 = static_cast&lt;const T&amp;&gt; (rhs); </text:p>
      <text:p text:style-name="P1"/>
      <text:p text:style-name="P1"><text:s text:c="4"/>return !(d1 &lt; d2) &amp;&amp; !(d2 &lt; d1); </text:p>
      <text:p text:style-name="P1">} </text:p>
      <text:p text:style-name="P1"/>
      <text:p text:style-name="P1">template &lt;typename T&gt; bool </text:p>
      <text:p text:style-name="P1">operator != (const OperatorMixin&lt;T&gt;&amp; o1, const OperatorMixin&lt;T&gt;&amp; o2) </text:p>
      <text:p text:style-name="P1">{ </text:p>
      <text:p text:style-name="P1"><text:s text:c="4"/>return !(o1 == o2); </text:p>
      <text:p text:style-name="P1">} </text:p>
      <text:p text:style-name="P1"><text:s text:c="2"/></text:p>
      <text:p text:style-name="P1">template &lt;typename T, typename U&gt;</text:p>
      <text:p text:style-name="P1">struct Pair : public OperatorMixin &lt; Pair&lt;T, U&gt; &gt;</text:p>
      <text:p text:style-name="P1">{</text:p>
      <text:p text:style-name="P1"><text:s text:c="2"/>T m_x; U m_y;</text:p>
      <text:p text:style-name="P1"><text:s text:c="2"/>Pair (T x, U y = 0): m_x(x), m_y(y) {}</text:p>
      <text:p text:style-name="P1">};</text:p>
      <text:p text:style-name="P1"></text:p>
      <text:p text:style-name="P1">bool</text:p>
      <text:p text:style-name="P1">operator &lt; (const Pair&lt;int, int&gt; &amp;lhs, const Pair&lt;int, int&gt; &amp;rhs)</text:p>
      <text:p text:style-name="P1">{</text:p>
      <text:p text:style-name="P1"><text:s text:c="2"/>return (lhs.m_x &lt; rhs.m_x) || ((lhs.m_x == rhs.m_x) &amp;&amp; (lhs.m_y &lt; rhs.m_y));</text:p>
      <text:p text:style-name="P1">}</text:p>
      <text:p text:style-name="P2"/>
      <text:p text:style-name="P2">К сожалению, чтобы сохранить консистентность с оригиналом это приведет к необходимости:</text:p>
      <text:p text:style-name="P2"/>
      <text:p text:style-name="P2">1) инвертировать некоторые assertion checks</text:p>
      <text:p text:style-name="P2">2) добавить в некоторые assertion checks инвертирование аргументов</text:p>
      <text:p text:style-name="P2">3) добавить в некоторые assertion checks явное конструирование объектов</text:p>
      <text:p text:style-name="P2">4) это не приведет к необходимости менять assertion checks</text:p>
      <text:p text:style-name="P2"/>
      <text:p text:style-name="P2">Q9 (PA): Добавьте к коду профессора Вальяжного обобщенный оператор &gt;= так чтобы </text:p>
      <text:p text:style-name="P2">прошли проверки </text:p>
      <text:p text:style-name="P2"/>
      <text:p text:style-name="P1">assert (b &gt;= a); </text:p>
      <text:p text:style-name="P1">assert (Pair(c) &gt;= a);</text:p>
      <text:p text:style-name="P1"/>
      <text:p text:style-name="P2">Q10: (PA): Напишите operator &lt; в стиле Q1 и Q5 для сравнения двух произвольных std::tuple с одинаковыми типами элементов. Например должно работать:</text:p>
      <text:p text:style-name="P1"/>
      <text:p text:style-name="P1">assert (make_tuple(2, 1, 3) &lt; make_tuple(2, 2, 3));</text:p>
      <text:p text:style-name="P1"/>
      <text:p text:style-name="P9">Возможно вам поможет объявление этой функции (осталось дописать реализацию):</text:p>
      <text:p text:style-name="P9"/>
      <text:p text:style-name="P13">template &lt;typename ... TTypes&gt;</text:p>
      <text:p text:style-name="P1">bool operator&lt; (const std::tuple &lt;TTypes...&gt;&amp; lhs, const std::tuple &lt;TTypes...&gt;&amp; rhs) {</text:p>
      <text:p text:style-name="P1"><text:s text:c="2"/>/* Your code here */</text:p>
      <text:p text:style-name="P1">}</text:p>
      <text:p text:style-name="Standard"><text:span text:style-name="T1"/></text:p>
      <text:p text:style-name="Standard"><text:span text:style-name="T8">Q11 (ungraded): Какие ощущения оставил у вас этот тест</text:span></text:p>
      <text:p text:style-name="P7">1) Глаза сейчас вытекут кровью и даже этот пункт я заполняю вслепую</text:p>
      <text:p text:style-name="P7">2) Слишком легкий. Скажем, код из Q8 я мог бы написать сам. Кстати, хочу обратить ваше внимание, что <text:s/><text:span text:style-name="T1">int main (void) </text:span><text:span text:style-name="T3">это форма main, которая допустима в стандарте C, но не в стандарте C++, так что у вас ошибка в формулировке задания</text:span></text:p>
      <text:p text:style-name="P2">3) Я почему-то сейчас понял, что если пять лет писать компиляторы, то сходишь с ума</text:p>
      <text:p text:style-name="P2">4) Ничего из вышеперечисленного, просто хочу узнать результат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10T10:03:19</meta:creation-date>
    <meta:print-date>2016-03-18T16:51:21</meta:print-date>
    <dc:date>2016-03-18T17:32:58</dc:date>
    <meta:editing-duration>PT03H44M13S</meta:editing-duration>
    <meta:editing-cycles>76</meta:editing-cycles>
    <meta:generator>OpenOffice.org/3.2$Unix OpenOffice.org_project/320m12$Build-9483</meta:generator>
    <meta:document-statistic meta:table-count="0" meta:image-count="0" meta:object-count="0" meta:page-count="3" meta:paragraph-count="144" meta:word-count="896" meta:character-count="5699"/>
  </office:meta>
</office:document-meta>
</file>